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839EBFB02D09F2D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SC" svg:font-family="'Noto Sans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146cm" fo:min-width="3.608cm"/>
      <style:paragraph-properties style:writing-mode="lr-tb"/>
    </style:style>
    <style:style style:name="gr2" style:family="graphic" style:parent-style-name="objectwithoutfill">
      <style:graphic-properties draw:marker-end="Arrowheads_20_1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2.488cm" fo:min-width="3.608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804cm" fo:min-width="1.554cm"/>
      <style:paragraph-properties style:writing-mode="lr-tb"/>
    </style:style>
    <style:style style:name="gr5" style:family="graphic" style:parent-style-name="objectwithoutfill">
      <style:graphic-properties draw:marker-end="Arrowheads_20_2" draw:marker-end-width="0.3cm" draw:fill="none" draw:textarea-vertical-align="middle"/>
    </style:style>
    <style:style style:name="gr6" style:family="graphic" style:parent-style-name="objectwithoutfill">
      <style:graphic-properties draw:marker-end="Arrowheads_20_3" draw:marker-end-width="0.3cm" draw:fill="none" draw:textarea-vertical-align="middle"/>
      <style:paragraph-properties style:writing-mode="lr-tb"/>
    </style:style>
    <style:style style:name="gr7" style:family="graphic" style:parent-style-name="objectwithoutfill">
      <style:graphic-properties draw:marker-end="Arrowheads_20_4" draw:marker-end-width="0.3cm" draw:fill="none" draw:textarea-vertical-align="middl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1.804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1.462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2.489cm" fo:min-width="3.608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.719cm" fo:min-width="0.469cm"/>
    </style:style>
    <style:style style:name="gr12" style:family="graphic" style:parent-style-name="objectwithoutfill">
      <style:graphic-properties draw:marker-end="Arrowheads_20_5" draw:marker-end-width="0.3cm" draw:fill="none" draw:textarea-vertical-align="middle"/>
    </style:style>
    <style:style style:name="gr13" style:family="graphic" style:parent-style-name="standard">
      <style:graphic-properties draw:textarea-horizontal-align="justify" draw:textarea-vertical-align="middle" draw:auto-grow-height="false" fo:min-height="2.488cm" fo:min-width="4.498cm"/>
      <style:paragraph-properties style:writing-mode="lr-tb"/>
    </style:style>
    <style:style style:name="gr14" style:family="graphic" style:parent-style-name="objectwithoutfill">
      <style:graphic-properties draw:marker-end="Arrowheads_20_6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108cm" svg:height="2.396cm" svg:x="8.489cm" svg:y="7.376cm">
          <text:p text:style-name="P1"><text:span text:style-name="T1">‘</text:span><text:span text:style-name="T1">Find’ </text:span><text:span text:style-name="T1">button </text:span><text:span text:style-name="T1">pressed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0.543cm" svg:y1="2.583cm" svg:x2="10.543cm" svg:y2="3.952cm">
          <text:p/>
        </draw:line>
        <draw:custom-shape draw:style-name="gr3" draw:text-style-name="P1" draw:layer="layout" svg:width="4.108cm" svg:height="2.738cm" svg:x="8.489cm" svg:y="3.953cm">
          <text:p text:style-name="P1"><text:span text:style-name="T2">User selects radio op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108cm" svg:height="4.108cm" svg:x="8.489cm" svg:y="10.799cm">
          <text:p text:style-name="P1"><text:span text:style-name="T3">Is Time &lt; 1 hour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5" draw:text-style-name="P2" draw:layer="layout" svg:x1="10.543cm" svg:y1="9.772cm" svg:x2="10.543cm" svg:y2="10.799cm">
          <text:p/>
        </draw:line>
        <draw:line draw:style-name="gr6" draw:text-style-name="P2" draw:layer="layout" svg:x1="9.515cm" svg:y1="13.88cm" svg:x2="7.119cm" svg:y2="16.276cm">
          <text:p text:style-name="P1"/>
        </draw:line>
        <draw:line draw:style-name="gr7" draw:text-style-name="P2" draw:layer="layout" svg:x1="11.57cm" svg:y1="13.88cm" svg:x2="13.966cm" svg:y2="16.276cm">
          <text:p text:style-name="P1"/>
        </draw:line>
        <draw:frame draw:style-name="gr8" draw:text-style-name="P3" draw:layer="layout" svg:width="2.738cm" svg:height="2.054cm" svg:x="6.435cm" svg:y="13.88cm">
          <draw:text-box>
            <text:p>Yes</text:p>
          </draw:text-box>
        </draw:frame>
        <draw:frame draw:style-name="gr9" draw:text-style-name="P3" draw:layer="layout" svg:width="2.396cm" svg:height="1.712cm" svg:x="13.281cm" svg:y="13.88cm">
          <draw:text-box>
            <text:p>No</text:p>
          </draw:text-box>
        </draw:frame>
        <draw:custom-shape draw:style-name="gr10" draw:text-style-name="P1" draw:layer="layout" svg:width="4.108cm" svg:height="2.739cm" svg:x="5.75cm" svg:y="16.276cm">
          <text:p text:style-name="P1"><text:span text:style-name="T2">Send request to &lt;1h Endpoint 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4.108cm" svg:height="2.739cm" svg:x="11.227cm" svg:y="16.276cm">
          <text:p text:style-name="P1"><text:span text:style-name="T2">Send request to &gt;1h Endpoint</text:span>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.369cm" svg:height="1.369cm" svg:x="9.858cm" svg:y="1.2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10.543cm" svg:y1="6.691cm" svg:x2="10.543cm" svg:y2="7.376cm">
          <text:p/>
        </draw:line>
        <draw:line draw:style-name="gr12" draw:text-style-name="P2" draw:layer="layout" svg:x1="7.804cm" svg:y1="19.015cm" svg:x2="9.173cm" svg:y2="21.754cm">
          <text:p/>
        </draw:line>
        <draw:line draw:style-name="gr12" draw:text-style-name="P2" draw:layer="layout" svg:x1="13.281cm" svg:y1="19.015cm" svg:x2="11.912cm" svg:y2="21.754cm">
          <text:p/>
        </draw:line>
        <draw:custom-shape draw:style-name="gr13" draw:text-style-name="P1" draw:layer="layout" svg:width="4.998cm" svg:height="2.738cm" svg:x="7.941cm" svg:y="21.754cm">
          <text:p text:style-name="P1"><text:span text:style-name="T4">Use Javascript to dynamically display HTML</text:span></text:p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4.108cm" svg:height="2.054cm" svg:x="8.489cm" svg:y="19.357cm">
          <draw:text-box>
            <text:p text:style-name="P1"><text:span text:style-name="T1">HTML data returned</text:span></text:p>
          </draw:text-box>
        </draw:frame>
        <draw:line draw:style-name="gr14" draw:text-style-name="P2" draw:layer="layout" svg:x1="10.543cm" svg:y1="24.492cm" svg:x2="10.543cm" svg:y2="27.231cm">
          <text:p/>
        </draw:line>
        <draw:custom-shape draw:style-name="gr11" draw:text-style-name="P1" draw:layer="layout" svg:width="1.369cm" svg:height="1.369cm" svg:x="9.858cm" svg:y="27.2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SC" svg:font-family="'Noto Sans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839EBFB02D09F2D6.png" xlink:type="simple" xlink:show="embed" xlink:actuate="onLoad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SC" style:font-family-asian="'Noto Sans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draw:fill="none" draw:fill-gradient-name="Gradient_20_1" draw:fill-hatch-name="Red_20_90_20_Degrees_20_Crossed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7-19T09:08:39.472958165</meta:creation-date>
    <dc:date>2022-07-19T09:26:18.785401056</dc:date>
    <meta:editing-duration>PT17S</meta:editing-duration>
    <meta:editing-cycles>1</meta:editing-cycles>
    <meta:document-statistic meta:object-count="19"/>
    <meta:generator>LibreOffice/7.3.4.2$Linux_X86_64 LibreOffice_project/30$Build-2</meta:generator>
  </office:meta>
</office:document-meta>
</file>